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1">
      <style:paragraph-properties fo:break-before="page"/>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style>
    <style:style style:name="P5" style:family="paragraph" style:parent-style-name="Heading_20_3"/>
    <style:style style:name="T1"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text:start-value="2">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Last Chance</text:h>
      <text:p text:style-name="P4">Scott Barnett 100123218</text:p>
      <text:p text:style-name="P4">Comp 4963 X1 Project </text:p>
      <text:h text:style-name="P1" text:outline-level="2">Introduction </text:h>
      <text:p text:style-name="Standard">This document is an evaluation of my project, Last Chance, and the effectiveness of my development process. We will first review the primary requirements of the project, and discuss our level of satisfaction with fulfilling those requirements. Then we will take a critical look at the design process we undertook for the process, and comment on what aspects we are proud of, and what needs improvement. We will also be considering the impacts of our integration and test plan on the development stage of the product, and how well we used these resources in the construction phase. We will then make some suggestions for future development and discuss the lessons learned from the project. </text:p>
      <text:p text:style-name="Standard"/>
      <text:h text:style-name="Heading_20_2" text:outline-level="2">Satisfaction of Requirements</text:h>
      <text:h text:style-name="Heading_20_3" text:outline-level="3">Functional Requirements</text:h>
      <text:p text:style-name="Text_20_body">Method to save current progress</text:p>
      <text:p text:style-name="Text_20_body">-Saving and loading is working, except under certain conditions</text:p>
      <text:p text:style-name="Text_20_body">Option to see current status</text:p>
      <text:p text:style-name="Text_20_body">-The load game screen shows the user's progress, and how many units they have recruited</text:p>
      <text:h text:style-name="Heading_20_3" text:outline-level="3">Plot Requirements</text:h>
      <text:p text:style-name="Text_20_body">No plot requirements were satisfied, as it was only a demo</text:p>
      <text:h text:style-name="Heading_20_3" text:outline-level="3">Character Requirements</text:h>
      <text:p text:style-name="P3">Main character can be created by player</text:p>
      <text:p text:style-name="P3">-The new game screen allows the user to choose a character name and the character's class</text:p>
      <text:p text:style-name="P3">Starting stats determined by attributes</text:p>
      <text:p text:style-name="P3">-Each stat is determined by one or two attributes</text:p>
      <text:p text:style-name="P3">0 HP = death</text:p>
      <text:p text:style-name="P3">-A unit disappears when it's health drops below 0</text:p>
      <text:p text:style-name="P3">Alert when HP changes</text:p>
      <text:p text:style-name="P3">-A console is available on the top of the screen that displays the health of the attacking unit, and the unit being attacked, both before and after the attack</text:p>
      <text:h text:style-name="Heading_20_3" text:outline-level="3">Crew requirements</text:h>
      <text:p text:style-name="Text_20_body">Crew can be named on file creation</text:p>
      <text:p text:style-name="Text_20_body"><text:soft-page-break/><text:span text:style-name="T1">-The new game screen allows the user to choose a crew name</text:span></text:p>
      <text:h text:style-name="Heading_20_3" text:outline-level="3">Item Requirements</text:h>
      <text:p text:style-name="Text_20_body">-Items are not available in the demo</text:p>
      <text:h text:style-name="Heading_20_3" text:outline-level="3">Combat Requirements</text:h>
      <text:p text:style-name="P3">Grid style stages</text:p>
      <text:p text:style-name="P3">-The demo level is a 10x10 grid</text:p>
      <text:p text:style-name="P3">Starts on grid tile</text:p>
      <text:p text:style-name="P3">-Every unit, at the start of a level, is placed on a grid tile, and can only move to other grid tiles</text:p>
      <text:p text:style-name="P3">Max one character per tile</text:p>
      <text:p text:style-name="Text_20_body"><text:span text:style-name="T1">-Units cannot on, or through, a tile that contains another unit</text:span></text:p>
      <text:h text:style-name="Heading_20_3" text:outline-level="3">Map Requirements</text:h>
      <text:p text:style-name="P3">Map of ??Unknown?? country</text:p>
      <text:p text:style-name="P3">-Location was not determined in the original requirements document</text:p>
      <text:p text:style-name="P3">-Map is of the United States</text:p>
      <text:h text:style-name="Heading_20_3" text:outline-level="3">UI Requirements</text:h>
      <text:p text:style-name="P3">Records and prints all relevant actions that happen </text:p>
      <text:p text:style-name="P3">Keep the player up to date </text:p>
      <text:p text:style-name="P3">-A console is available on the top of the screen that displays the health of the attacking unit, and the unit being attacked, both before and after the attack</text:p>
      <text:h text:style-name="Heading_20_3" text:outline-level="3">Basic Non-functional Requirements</text:h>
      <text:p text:style-name="P3">Run on Windows OS</text:p>
      <text:p text:style-name="P3">-The game can be built into an executable file, able to be run on Windows</text:p>
      <text:p text:style-name="P3">Easy to open and run </text:p>
      <text:p text:style-name="P3">-The game can be run by double clicking the executable file</text:p>
      <text:h text:style-name="Heading_20_3" text:outline-level="3">Undesired Requirements</text:h>
      <text:p text:style-name="P3">Offensive to any groups of people</text:p>
      <text:p text:style-name="P3">Lengthy player manual. Rather have simple and concise document broken up with pictures and variances in fonts, and intuitively organized for ease of end player's use. </text:p>
      <text:h text:style-name="Heading_20_2" text:outline-level="2"><text:soft-page-break/>Non-Satisfaction of Requirements</text:h>
      <text:h text:style-name="Heading_20_3" text:outline-level="3">Functional Requirements</text:h>
      <text:p text:style-name="Text_20_body">Fun and re-playable</text:p>
      <text:p text:style-name="Text_20_body">-Only a demo, so there is only one level available.</text:p>
      <text:p text:style-name="Text_20_body">Option to see current status</text:p>
      <text:p text:style-name="Text_20_body">-The unit list, which allows the user to view an in-depth description of every unit in their crew, was not implemented.</text:p>
      <text:h text:style-name="Heading_20_3" text:outline-level="3">Plot Requirements</text:h>
      <text:p text:style-name="Text_20_body">Post-apocalyptic setting</text:p>
      <text:p text:style-name="Text_20_body">-Only a demo, so basic graphics were used.</text:p>
      <text:p text:style-name="Text_20_body">No large plot holes</text:p>
      <text:p text:style-name="Text_20_body">-Only a demo, so there is no plot.</text:p>
      <text:h text:style-name="Heading_20_3" text:outline-level="3">Character Requirements</text:h>
      <text:p text:style-name="P3">Given unique attributes upon creation</text:p>
      <text:p text:style-name="P3">-Attributes are determined by the class, with no variation.</text:p>
      <text:p text:style-name="P3">Stats can be re-rolled XX times</text:p>
      <text:p text:style-name="P3">-Stats cannot be re-rolled.</text:p>
      <text:h text:style-name="Heading_20_3" text:outline-level="3">Crew requirements</text:h>
      <text:p text:style-name="P3">All crew requirements were satisfied</text:p>
      <text:h text:style-name="Heading_20_3" text:outline-level="3">Item Requirements</text:h>
      <text:p text:style-name="Text_20_body">-Items are not available in the demo</text:p>
      <text:h text:style-name="Heading_20_3" text:outline-level="3">Combat Requirements</text:h>
      <text:p text:style-name="P3">Each tile has three qualities </text:p>
      <text:p text:style-name="P3">-The only quality that a tile has, is whether a unit can move through it, or not.</text:p>
      <text:h text:style-name="Heading_20_3" text:outline-level="3">Map Requirements</text:h>
      <text:p text:style-name="P3">Authentic location names </text:p>
      <text:p text:style-name="P3"><text:soft-page-break/>-There was only the demo level,so there were no location names.</text:p>
      <text:h text:style-name="Heading_20_3" text:outline-level="3">UI Requirements</text:h>
      <text:p text:style-name="P3">Records and prints all relevant actions that happen </text:p>
      <text:p text:style-name="P3">Keep the player up to date </text:p>
      <text:h text:style-name="Heading_20_3" text:outline-level="3">Basic Non-functional Requirements</text:h>
      <text:p text:style-name="P3">All of the non-functional requirements were satisfied.</text:p>
      <text:h text:style-name="Heading_20_3" text:outline-level="3">Undesired Requirements</text:h>
      <text:p text:style-name="P3">Offensive to any groups of people</text:p>
      <text:p text:style-name="P3">Lengthy player manual. Rather have simple and concise document broken up with pictures and variances in fonts, and intuitively organized for ease of end player's use. </text:p>
      <text:h text:style-name="Heading_20_2" text:outline-level="2">Lessons Learned</text:h>
      <text:h text:style-name="Heading_20_3" text:outline-level="3">Technical Lessons</text:h>
      <text:p text:style-name="Text_20_body">Unity</text:p>
      <text:p text:style-name="Text_20_body">-I had only worked with Unity briefly before, in 2D. This project was done mostly in 3D. Throughout this project, I have learned a lot about 3D game development in Unity.</text:p>
      <text:p text:style-name="Text_20_body">C#</text:p>
      <text:p text:style-name="Text_20_body">-At the start of the project, I had only used C# once before. Now, I am much for comfortable with the language.</text:p>
      <text:p text:style-name="Text_20_body">3D Modelling</text:p>
      <text:p text:style-name="Text_20_body">-Before starting this project, I had never done any 3D modelling, nor had I done any research on the topic. </text:p>
      <text:h text:style-name="Heading_20_3" text:outline-level="3">Non-technical Lessons</text:h>
      <text:p text:style-name="Text_20_body">Prioritize requirements so that more integral factors of the game are finished before less important aspects </text:p>
      <text:p text:style-name="Text_20_body">-Work on what makes the game functional first, then visually appealing later</text:p>
      <text:p text:style-name="Text_20_body">There’s nothing wrong with cold pizza, and sometimes it’s even better than microwaving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Arial" fo:font-size="28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fo:font-size="2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32pt"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0T18:56:23.24</meta:creation-date>
    <dc:date>2017-12-11T16:29:15.41</dc:date>
    <meta:editing-duration>PT14H52M45S</meta:editing-duration>
    <meta:editing-cycles>2</meta:editing-cycles>
    <meta:generator>OpenOffice/4.1.3$Win32 OpenOffice.org_project/413m1$Build-9783</meta:generator>
    <meta:document-statistic meta:table-count="0" meta:image-count="0" meta:object-count="0" meta:page-count="5" meta:paragraph-count="96" meta:word-count="844" meta:character-count="4960"/>
  </office:meta>
</office:document-meta>
</file>